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/>
      <style:text-properties fo:color="#000000" style:font-name="Times New Roman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2" style:family="paragraph" style:parent-style-name="Standard">
      <style:paragraph-properties fo:margin-top="0in" fo:margin-bottom="0in" fo:line-height="100%"/>
      <style:text-properties fo:color="#000000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  <style:text-properties fo:color="#000000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in" fo:margin-right="0in" fo:margin-top="0in" fo:margin-bottom="0in" fo:line-height="100%" fo:text-indent="0.5in" style:auto-text-indent="false"/>
      <style:text-properties fo:color="#000000" style:font-name="Times New Roman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5" style:family="paragraph" style:parent-style-name="Standard">
      <style:paragraph-properties fo:margin-left="0in" fo:margin-right="0in" fo:margin-top="0in" fo:margin-bottom="0in" fo:line-height="100%" fo:text-indent="0.5in" style:auto-text-indent="false"/>
      <style:text-properties fo:color="#000000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left="1in" fo:margin-right="0in" fo:margin-top="0in" fo:margin-bottom="0in" fo:line-height="100%" fo:text-indent="0in" style:auto-text-indent="false"/>
      <style:text-properties fo:color="#000000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0.5in" fo:margin-right="0in" fo:margin-top="0in" fo:margin-bottom="0in" fo:line-height="100%" fo:text-indent="0in" style:auto-text-indent="false"/>
      <style:text-properties fo:color="#000000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0.5in" fo:margin-right="0in" fo:margin-top="0in" fo:margin-bottom="0in" fo:line-height="100%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0.5in" fo:margin-right="0in" fo:margin-top="0in" fo:margin-bottom="0in" fo:line-height="100%" fo:text-indent="0.5in" style:auto-text-indent="false"/>
      <style:text-properties fo:color="#000000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top="0.0693in" fo:margin-bottom="0.0693in" fo:line-height="100%"/>
      <style:text-properties fo:color="#000000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.6362in" fo:margin-right="0in" fo:margin-top="0in" fo:margin-bottom="0in" fo:line-height="100%" fo:text-indent="0in" style:auto-text-indent="false"/>
      <style:text-properties fo:color="#000000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.6362in" fo:margin-right="0in" fo:margin-top="0in" fo:margin-bottom="0in" fo:line-height="100%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T3" style:family="text"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T4" style:family="text">
      <style:text-properties style:font-name="Times New Roman" fo:font-size="13pt" fo:font-weight="bold" style:font-size-asian="13pt" style:font-weight-asian="bold" style:font-name-complex="Times New Roman1" style:font-size-complex="13pt"/>
    </style:style>
    <style:style style:name="T5" style:family="text">
      <style:text-properties style:font-name="Times New Roman" fo:font-size="13pt" style:font-size-asian="13pt" style:font-name-complex="Times New Roman1" style:font-size-complex="13pt"/>
    </style:style>
    <style:style style:name="T6" style:family="text">
      <style:text-properties style:font-name="Times New Roman" fo:font-size="13pt" fo:font-style="italic" style:font-size-asian="13pt" style:font-style-asian="italic" style:font-name-complex="Times New Roman1" style:font-size-complex="13pt" style:font-style-complex="italic"/>
    </style:style>
    <style:style style:name="T7" style:family="text">
      <style:text-properties style:font-name="Times New Roman" style:font-name-complex="Times New Roman1"/>
    </style:style>
    <style:style style:name="T8" style:family="text">
      <style:text-properties style:font-name="Times New Roman" fo:font-style="italic" style:font-style-asian="italic" style:font-name-complex="Times New Roman1" style:font-style-complex="italic"/>
    </style:style>
    <style:style style:name="T9" style:family="text">
      <style:text-properties fo:color="#c00000" style:font-name="Times New Roman" fo:font-size="13pt" style:font-name-asian="Times New Roman1" style:font-size-asian="13pt" style:font-name-complex="Times New Roman1" style:font-size-complex="13pt"/>
    </style:style>
    <style:style style:name="T10" style:family="text">
      <style:text-properties fo:color="#c00000"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T11" style:family="text">
      <style:text-properties fo:color="#c00000" style:font-name="Times New Roman" fo:font-size="13pt" fo:font-weight="bold" style:font-size-asian="13pt" style:font-weight-asian="bold" style:font-name-complex="Times New Roman1" style:font-size-complex="13pt"/>
    </style:style>
    <style:style style:name="T12" style:family="text">
      <style:text-properties fo:color="#c00000" style:font-name="Times New Roman" fo:font-size="13pt" style:font-size-asian="13pt" style:font-name-complex="Times New Roman1" style:font-size-complex="13pt"/>
    </style:style>
    <style:style style:name="T13" style:family="text">
      <style:text-properties fo:color="#7f0055" style:font-name="Times New Roman" fo:font-size="13pt" style:font-size-asian="13pt" style:font-name-complex="Times New Roman1" style:font-size-complex="13pt"/>
    </style:style>
    <style:style style:name="T14" style:family="text">
      <style:text-properties fo:color="#7f0055" style:font-name="Times New Roman" fo:font-size="13pt" fo:font-weight="bold" style:font-size-asian="13pt" style:font-weight-asian="bold" style:font-name-complex="Times New Roman1" style:font-size-complex="13pt" style:font-weight-complex="bold"/>
    </style:style>
    <style:style style:name="T15" style:family="text">
      <style:text-properties fo:color="#000000" style:font-name="Times New Roman" fo:font-size="13pt" style:font-size-asian="13pt" style:font-name-complex="Times New Roman1" style:font-size-complex="13pt"/>
    </style:style>
    <style:style style:name="T16" style:family="text">
      <style:text-properties fo:color="#000000" style:font-name="Times New Roman" fo:font-size="13pt" fo:font-weight="bold" style:font-size-asian="13pt" style:font-weight-asian="bold" style:font-name-complex="Times New Roman1" style:font-size-complex="13pt"/>
    </style:style>
    <style:style style:name="T17" style:family="text">
      <style:text-properties fo:color="#6a3e3e" style:font-name="Times New Roman" fo:font-size="13pt" style:font-size-asian="13pt" style:font-name-complex="Times New Roman1" style:font-size-complex="13pt"/>
    </style:style>
    <style:style style:name="T18" style:family="text">
      <style:text-properties fo:color="#6a3e3e" style:font-name="Times New Roman" fo:font-size="13pt" fo:font-weight="bold" style:font-size-asian="13pt" style:font-weight-asian="bold" style:font-name-complex="Times New Roman1" style:font-size-complex="13pt"/>
    </style:style>
    <style:style style:name="T19" style:family="text">
      <style:text-properties fo:color="#0000c0" style:font-name="Times New Roman" fo:font-size="13pt" fo:font-style="italic" style:font-size-asian="13pt" style:font-style-asian="italic" style:font-name-complex="Times New Roman1" style:font-size-complex="13pt" style:font-style-complex="italic"/>
    </style:style>
    <style:style style:name="T20" style:family="text">
      <style:text-properties fo:color="#0000c0" style:font-name="Times New Roman" fo:font-size="13pt" fo:font-style="italic" fo:font-weight="bold" style:font-size-asian="13pt" style:font-style-asian="italic" style:font-weight-asian="bold" style:font-name-complex="Times New Roman1" style:font-size-complex="13pt" style:font-style-complex="italic" style:font-weight-complex="bold"/>
    </style:style>
    <style:style style:name="T21" style:family="text">
      <style:text-properties fo:color="#2a00ff" style:font-name="Times New Roman" fo:font-size="13pt" style:font-size-asian="13pt" style:font-name-complex="Times New Roman1" style:font-size-complex="13pt"/>
    </style:style>
    <style:style style:name="T22" style:family="text">
      <style:text-properties fo:color="#2a00ff" style:font-name="Times New Roman" fo:font-size="13pt" fo:font-weight="bold" style:font-size-asian="13pt" style:font-weight-asian="bold" style:font-name-complex="Times New Roman1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JAVA Test – Loops and arrays</text:span></text:p>
      <text:p text:style-name="P1"/>
      <text:p text:style-name="P2"><text:span text:style-name="T1">Que 1: int a = 6;</text:span></text:p>
      <text:p text:style-name="P5"><text:span text:style-name="T1">int b = 12;</text:span></text:p>
      <text:p text:style-name="P5"><text:span text:style-name="T1">while(a&lt;b){ </text:span></text:p>
      <text:p text:style-name="P6"><text:span text:style-name="T1">System.out.println("In the loop");</text:span></text:p>
      <text:p text:style-name="P6"><text:span text:style-name="T1">a+=2; </text:span></text:p>
      <text:p text:style-name="P6"><text:span text:style-name="T1">b-=2;</text:span></text:p>
      <text:p text:style-name="P5"><text:span text:style-name="T1">}</text:span></text:p>
      <text:p text:style-name="P2"><text:span text:style-name="T1">How many times is the phrase "In the loop" printed?</text:span></text:p>
      <text:p text:style-name="P2"><text:span text:style-name="T1">A. 1</text:span></text:p>
      <text:p text:style-name="P2"><text:span text:style-name="T1">B. 2</text:span></text:p>
      <text:p text:style-name="P2"><text:span text:style-name="T1">C. 3</text:span></text:p>
      <text:p text:style-name="P2"><text:span text:style-name="T1">D. 4</text:span></text:p>
      <text:p text:style-name="P2"><text:span text:style-name="T1">Que 2: In Java, elements of an array are automatically initialized to some default value.What is the default value for the elements of an array of integers? </text:span></text:p>
      <text:p text:style-name="P2"><text:span text:style-name="T1">A. 0 </text:span></text:p>
      <text:p text:style-name="P2"><text:span text:style-name="T1">B. "0" </text:span></text:p>
      <text:p text:style-name="P2"><text:span text:style-name="T1">C. null </text:span></text:p>
      <text:p text:style-name="P2"><text:span text:style-name="T1">D. 1 </text:span></text:p>
      <text:p text:style-name="P2"><text:span text:style-name="T1">E. '0' </text:span></text:p>
      <text:p text:style-name="P2"><text:span text:style-name="T1">Que 3: You want to initialize all of the elements of a double array a to the same value equal to 1.5.</text:span></text:p>
      <text:p text:style-name="P2"><text:span text:style-name="T1">What could you write? Assume that the array has been correctly initialized</text:span><text:span text:style-name="T1">. </text:span></text:p>
      <text:p text:style-name="P2"><text:span text:style-name="T1">A.for(int i=1; i&lt;a.length; i++) a[i] = 1.5;</text:span></text:p>
      <text:p text:style-name="P2"><text:span text:style-name="T1">B.for(int i=0; i&lt;=a.length; i++) a[i] = 1.5;</text:span></text:p>
      <text:p text:style-name="P2"><text:span text:style-name="T1">C.for(int i=0; i&lt;a.length; i++) a[i] = 1.5;</text:span></text:p>
      <text:p text:style-name="P2"><text:span text:style-name="T1">D.for(int i=0; i&lt;a.length+1; i++) a[i] = 1.5;</text:span></text:p>
      <text:p text:style-name="P2"><text:span text:style-name="T1">E.for(int i=0; i&lt;a.length-1; i++) a[i] = 1.5;</text:span></text:p>
      <text:p text:style-name="P1"/>
      <text:p text:style-name="P2"><text:span text:style-name="T1">Que 4: Which of the following while statements is equivalent to </text:span></text:p>
      <text:p text:style-name="P2"><text:span text:style-name="T1">do{</text:span></text:p>
      <text:p text:style-name="P5"><text:span text:style-name="T1">y=x+7;</text:span></text:p>
      <text:p text:style-name="P5"><text:span text:style-name="T1">x++;</text:span></text:p>
      <text:p text:style-name="P2"><text:span text:style-name="T1">}while(x&lt;9);</text:span></text:p>
      <text:p text:style-name="P2"><text:span text:style-name="T1">A. <text:tab/>y=x+7;</text:span></text:p>
      <text:p text:style-name="P5"><text:span text:style-name="T1">x++;</text:span></text:p>
      <text:p text:style-name="P5"><text:span text:style-name="T1">while(x&lt;9)</text:span></text:p>
      <text:p text:style-name="P7"><text:span text:style-name="T1">{ </text:span></text:p>
      <text:p text:style-name="P9"><text:span text:style-name="T1">y=x+7; </text:span></text:p>
      <text:p text:style-name="P9"><text:span text:style-name="T1">x++;</text:span></text:p>
      <text:p text:style-name="P7"><text:span text:style-name="T1">}</text:span></text:p>
      <text:p text:style-name="P1"/>
      <text:p text:style-name="P2"><text:span text:style-name="T1">B. while(x&lt;9){ </text:span></text:p>
      <text:p text:style-name="P9"><text:span text:style-name="T1">y=x+7; </text:span></text:p>
      <text:p text:style-name="P9"><text:span text:style-name="T1">x++;</text:span></text:p>
      <text:p text:style-name="P5"><text:span text:style-name="T1">}</text:span></text:p>
      <text:p text:style-name="P5"><text:span text:style-name="T1">y=x+7;</text:span></text:p>
      <text:p text:style-name="P5"><text:span text:style-name="T1">x++;</text:span></text:p>
      <text:p text:style-name="P4"/>
      <text:p text:style-name="P2"><text:span text:style-name="T1">C. while(x&lt;=9){ </text:span></text:p>
      <text:p text:style-name="P9"><text:span text:style-name="T1">y=x+7; </text:span></text:p>
      <text:p text:style-name="P9"><text:soft-page-break/><text:span text:style-name="T1">x++;</text:span></text:p>
      <text:p text:style-name="P5"><text:span text:style-name="T1">}</text:span></text:p>
      <text:p text:style-name="P2"><text:span text:style-name="T1">D. A and B </text:span></text:p>
      <text:p text:style-name="P2"><text:span text:style-name="T1">E. A, B and C </text:span></text:p>
      <text:p text:style-name="P1"/>
      <text:p text:style-name="P2"><text:span text:style-name="T1">Que 5: Consider the code </text:span></text:p>
      <text:p text:style-name="P2"><text:span text:style-name="T1">int[] x = {5,6,7,8,9};</text:span></text:p>
      <text:p text:style-name="P2"><text:span text:style-name="T1">int[] y = x;</text:span></text:p>
      <text:p text:style-name="P2"><text:span text:style-name="T1">y[2] = 10;</text:span></text:p>
      <text:p text:style-name="P2"><text:span text:style-name="T1">What is the value of x[2]? </text:span></text:p>
      <text:p text:style-name="P2"><text:span text:style-name="T1">A. 6 </text:span></text:p>
      <text:p text:style-name="P2"><text:span text:style-name="T1">B. 7 </text:span></text:p>
      <text:p text:style-name="P2"><text:span text:style-name="T1">C. 10 </text:span></text:p>
      <text:p text:style-name="P2"><text:span text:style-name="T1">D. 8 </text:span></text:p>
      <text:p text:style-name="P2"><text:span text:style-name="T1">E. 0 </text:span></text:p>
      <text:p text:style-name="P1"/>
      <text:p text:style-name="P2"><text:span text:style-name="T1">Que 6. Consider the following piece of code: </text:span></text:p>
      <text:p text:style-name="P2"><text:span text:style-name="T1">int i;</text:span></text:p>
      <text:p text:style-name="P2"><text:span text:style-name="T1">for(i=0; i&lt;10; i++){ </text:span></text:p>
      <text:p text:style-name="P5"><text:span text:style-name="T1">/* some code that doesn't modify i */</text:span></text:p>
      <text:p text:style-name="P2"><text:span text:style-name="T1">}</text:span></text:p>
      <text:p text:style-name="P2"><text:span text:style-name="T1">System.out.println("i="+i); /* line A */</text:span></text:p>
      <text:p text:style-name="P2"><text:span text:style-name="T1">What is printed by the statement on line A? </text:span></text:p>
      <text:p text:style-name="P2"><text:span text:style-name="T1">A. i=0 </text:span></text:p>
      <text:p text:style-name="P2"><text:span text:style-name="T1">B. i=9 </text:span></text:p>
      <text:p text:style-name="P2"><text:span text:style-name="T1">C. i=10 </text:span></text:p>
      <text:p text:style-name="P2"><text:span text:style-name="T1">D. i=11 </text:span></text:p>
      <text:p text:style-name="P2"><text:span text:style-name="T1">E. This piece of code doesn't compile since the scope of i is <text:s text:c="4"/>limited <text:s/>to the for loop</text:span></text:p>
      <text:p text:style-name="P1"/>
      <text:p text:style-name="P2"><text:span text:style-name="T1">Que 7: What is printed by the following code fragment? </text:span></text:p>
      <text:p text:style-name="P2"><text:span text:style-name="T1">int[] a = {0,1,2,3,4,5,6};</text:span></text:p>
      <text:p text:style-name="P2"><text:span text:style-name="T1">System.out.println(a.length);</text:span></text:p>
      <text:p text:style-name="P2"><text:span text:style-name="T1">A. 5 </text:span></text:p>
      <text:p text:style-name="P2"><text:span text:style-name="T1">B. 6 </text:span></text:p>
      <text:p text:style-name="P2"><text:span text:style-name="T1">C. 7 </text:span></text:p>
      <text:p text:style-name="P2"><text:span text:style-name="T1">D. 8 </text:span></text:p>
      <text:p text:style-name="P2"><text:span text:style-name="T1">E. Can't tell. There is not enough information. </text:span></text:p>
      <text:p text:style-name="P1"/>
      <text:p text:style-name="P2"><text:span text:style-name="T1">Que 8: How would you declare and initialize an array, palette, of Color objects of size 6? </text:span></text:p>
      <text:p text:style-name="P2"><text:span text:style-name="T1">A. Color palette = new Color[5]; </text:span></text:p>
      <text:p text:style-name="P2"><text:span text:style-name="T1">B. Color palette[6]; </text:span></text:p>
      <text:p text:style-name="P2"><text:span text:style-name="T1">C. Color[5] palette; </text:span></text:p>
      <text:p text:style-name="P2"><text:span text:style-name="T1">D. Color[] palette = new Color[6]; </text:span></text:p>
      <text:p text:style-name="P2"><text:span text:style-name="T1">E. Color[] palette = new Color[5]; </text:span></text:p>
      <text:p text:style-name="P1"/>
      <text:p text:style-name="P2"><text:span text:style-name="T7">Que 9. What will this code print?<text:line-break/>int arr[] = new int [5];<text:line-break/>System.out.print(arr);</text:span><text:span text:style-name="T7"><text:line-break/>a) 0<text:line-break/>b) value stored in arr[0].<text:line-break/></text:span><text:soft-page-break/><text:span text:style-name="T7">c) 00000<text:line-break/></text:span><text:span text:style-name="T7">d) Class name@ hashcode in hexadecimal form</text:span></text:p>
      <text:p text:style-name="P10"><text:span text:style-name="T1">Que 10. What is the output of this program?</text:span></text:p>
      <text:p text:style-name="P8"><text:span text:style-name="T1">class array_output {</text:span></text:p>
      <text:p text:style-name="P12"><text:span text:style-name="T1">public static void main(String args[]) {</text:span></text:p>
      <text:p text:style-name="P11"><text:span text:style-name="T1"><text:s text:c="2"/></text:span><text:span text:style-name="T7">int</text:span><text:span text:style-name="T7"> </text:span><text:span text:style-name="T7">array_variable</text:span><text:span text:style-name="T7"> [] = </text:span><text:span text:style-name="T7">new</text:span><text:span text:style-name="T7"> </text:span><text:span text:style-name="T7">int</text:span><text:span text:style-name="T7">[10];</text:span></text:p>
      <text:p text:style-name="P11"><text:span text:style-name="T7"><text:s text:c="2"/></text:span><text:span text:style-name="T7">for</text:span><text:span text:style-name="T7"> (</text:span><text:span text:style-name="T7">int</text:span><text:span text:style-name="T7"> </text:span><text:span text:style-name="T7">i</text:span><text:span text:style-name="T7"> = 0; </text:span><text:span text:style-name="T7">i</text:span><text:span text:style-name="T7"> &lt; 10; ++</text:span><text:span text:style-name="T7">i</text:span><text:span text:style-name="T7">) </text:span><text:span text:style-name="T7"><text:s/></text:span><text:span text:style-name="T7">{</text:span></text:p>
      <text:p text:style-name="P9"><text:span text:style-name="T7">array_variable</text:span><text:span text:style-name="T7">[</text:span><text:span text:style-name="T7">i</text:span><text:span text:style-name="T7">] = </text:span><text:span text:style-name="T7">i</text:span><text:span text:style-name="T7">;</text:span></text:p>
      <text:p text:style-name="P11"><text:span text:style-name="T7"><text:s text:c="8"/>System.</text:span><text:span text:style-name="T8">out</text:span><text:span text:style-name="T7">.print(</text:span><text:span text:style-name="T7">array_variable</text:span><text:span text:style-name="T7">[</text:span><text:span text:style-name="T7">i</text:span><text:span text:style-name="T7">] + </text:span><text:span text:style-name="T7">" "</text:span><text:span text:style-name="T7">);</text:span></text:p>
      <text:p text:style-name="P11"><text:span text:style-name="T7"><text:s text:c="13"/></text:span><text:span text:style-name="T7">i</text:span><text:span text:style-name="T7">++;</text:span><text:span text:style-name="T7"> </text:span><text:span text:style-name="T7">}}</text:span><text:span text:style-name="T1"> } </text:span></text:p>
      <text:p text:style-name="P10"><text:span text:style-name="T1">a) 0 2 4 6 8</text:span><text:bookmark text:name="_GoBack"/><text:span text:style-name="T1"><text:line-break/>b) 1 3 5 7 9<text:line-break/>c) 0 1 2 3 4 5 6 7 8 9<text:line-break/>d) 1 2 3 4 5 6 7 8 9 1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1" style:font-size-asian="10pt" style:font-name-complex="Courier New1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1" style:font-size-asian="10pt" style:font-name-complex="Courier New1" style:font-size-complex="10pt"/>
    </style:style>
    <style:style style:name="kw1" style:family="text" style:parent-style-name="Default_20_Paragraph_20_Font"/>
    <style:style style:name="br0" style:family="text" style:parent-style-name="Default_20_Paragraph_20_Font"/>
    <style:style style:name="kw4" style:family="text" style:parent-style-name="Default_20_Paragraph_20_Font"/>
    <style:style style:name="kw3" style:family="text" style:parent-style-name="Default_20_Paragraph_20_Font"/>
    <style:style style:name="sy0" style:family="text" style:parent-style-name="Default_20_Paragraph_20_Font"/>
    <style:style style:name="nu0" style:family="text" style:parent-style-name="Default_20_Paragraph_20_Font"/>
    <style:style style:name="me1" style:family="text" style:parent-style-name="Default_20_Paragraph_20_Font"/>
    <style:style style:name="st0" style:family="text" style:parent-style-name="Default_20_Paragraph_20_Font"/>
    <style:style style:name="ListLabel_20_1" style:display-name="ListLabel 1" style:family="text">
      <style:text-properties style:font-name-complex="Ari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veta</meta:initial-creator>
    <meta:editing-cycles>3</meta:editing-cycles>
    <meta:creation-date>2017-08-13T18:18:00</meta:creation-date>
    <dc:date>2018-09-20T07:44:42.69</dc:date>
    <meta:editing-duration>PT2M2S</meta:editing-duration>
    <meta:generator>OpenOffice/4.1.3$Win32 OpenOffice.org_project/413m1$Build-9783</meta:generator>
    <meta:document-statistic meta:table-count="0" meta:image-count="0" meta:object-count="0" meta:page-count="3" meta:paragraph-count="96" meta:word-count="465" meta:character-count="234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